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1.872cm" fo:min-width="22.358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9.839cm" fo:min-width="22.358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15%" fo:text-align="star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left="1.27cm" fo:margin-right="0cm" fo:margin-top="0cm" fo:margin-bottom="0cm" fo:line-height="100%" fo:text-align="start" fo:text-indent="-0.632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5.08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 Mono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DejaVu Sans2" style:font-size-complex="3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ndale Mono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7" style:family="text">
      <style:text-properties fo:font-variant="normal" fo:text-transform="none" fo:color="#800000" style:text-line-through-style="none" style:text-line-through-type="none" style:text-position="0% 100%" style:font-name="Andale Mono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ndale Mono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DejaVu Sans2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638cm" text:min-label-width="0.63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3" draw:layer="layout" svg:width="21.587cm" svg:height="4.577cm" svg:x="1.905cm" svg:y="4.488cm">
          <text:p text:style-name="P1"><text:span text:style-name="T1">Herramientas</text:span></text:p>
          <text:p text:style-name="P2"><text:span text:style-name="T1">para documen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1.587cm" svg:height="2.148cm" svg:x="1.905cm" svg:y="10.775cm">
          <text:p text:style-name="P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¿De qué va la charl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list text:style-name="L1">
            <text:list-item>
              <text:p text:style-name="P2"><text:span text:style-name="T3">Contexto</text:span></text:p>
            </text:list-item>
            <text:list-item>
              <text:p text:style-name="P2"><text:span text:style-name="T3">Lenguajes </text:span><text:span text:style-name="T3">de marca</text:span></text:p>
            </text:list-item>
            <text:list-item>
              <text:p text:style-name="P2"><text:span text:style-name="T3">Markdown</text:span></text:p>
            </text:list-item>
            <text:list-item>
              <text:p text:style-name="P2"><text:span text:style-name="T3">Pandoc</text:span></text:p>
            </text:list-item>
            <text:list-item>
              <text:p text:style-name="P2"><text:span text:style-name="T3">ReStructure</text:span><text:span text:style-name="T3">dText</text:span></text:p>
            </text:list-item>
            <text:list-item>
              <text:p text:style-name="P2"><text:span text:style-name="T3">Late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Contexto - ¿Dónde se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5"><text:span text:style-name="T4">Hay documentos cuando…</text:span></text:p>
          <text:list text:style-name="L2">
            <text:list-item>
              <text:p text:style-name="P6"><text:span text:style-name="T5">Navegamos por internet</text:span></text:p>
            </text:list-item>
            <text:list-item>
              <text:p text:style-name="P6"><text:span text:style-name="T5">Escribimos mails</text:span></text:p>
            </text:list-item>
            <text:list-item>
              <text:p text:style-name="P6"><text:span text:style-name="T5">Armamos informes, trabajos prácticos, etc</text:span></text:p>
            </text:list-item>
            <text:list-item>
              <text:p text:style-name="P6"><text:span text:style-name="T5">Armamos lista de compras, tareas…</text:span></text:p>
            </text:list-item>
          </text:list>
          <text:p text:style-name="P6"><text:span text:style-name="T6"/></text:p>
          <text:p text:style-name="P6"><text:span text:style-name="T4">¿Qué herramientas conviene us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Contexto – Tipos de archivo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4"/></text:p>
          <text:p text:style-name="P2"><text:span text:style-name="T4">Texto plano</text:span></text:p>
          <text:p text:style-name="P2"><text:span text:style-name="T5"/></text:p>
          <text:p text:style-name="P2"><text:span text:style-name="T4">Archivo binario</text:span></text:p>
          <text:p text:style-name="P2"><text:span text:style-name="T4"/></text:p>
          <text:p text:style-name="P2"><text:span text:style-name="T4">Texto enriquecido (de mar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2"><text:span text:style-name="T2">Contexto – Limitaciones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857cm" svg:height="10.346cm" svg:x="1.27cm" svg:y="3.334cm">
          <text:p text:style-name="P2"><text:span text:style-name="T4">Los procesadores de texto…</text:span></text:p>
          <text:p text:style-name="P2"><text:span text:style-name="T5"/></text:p>
          <text:list text:style-name="L1">
            <text:list-item>
              <text:p text:style-name="P8"><text:span text:style-name="T5">Trabajan con archivos binarios</text:span></text:p>
            </text:list-item>
            <text:list-item>
              <text:p text:style-name="P8"><text:span text:style-name="T5">A veces tienen problemas de compatibilidad</text:span></text:p>
            </text:list-item>
            <text:list-item>
              <text:p text:style-name="P8"><text:span text:style-name="T5">Son más pesados que los editores de texto</text:span></text:p>
            </text:list-item>
            <text:list-item>
              <text:p text:style-name="P8"><text:span text:style-name="T5">Producen distintos estilos según el S.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9"><text:span text:style-name="T2">Contexto - ¿Dónde se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2.857cm" svg:height="10.346cm" svg:x="1.27cm" svg:y="3.334cm">
          <text:p text:style-name="P10"><text:span text:style-name="T4">Hay documentos cuando…</text:span></text:p>
          <text:list text:style-name="L2">
            <text:list-item>
              <text:p text:style-name="P11"><text:span text:style-name="T5">Navegamos por internet</text:span></text:p>
            </text:list-item>
            <text:list-item>
              <text:p text:style-name="P11"><text:span text:style-name="T5">Escribimos mails</text:span></text:p>
            </text:list-item>
            <text:list-item>
              <text:p text:style-name="P11"><text:span text:style-name="T5">Armamos informes, trabajos prácticos, etc</text:span></text:p>
            </text:list-item>
            <text:list-item>
              <text:p text:style-name="P11"><text:span text:style-name="T5">Armamos lista de compras, tareas…</text:span></text:p>
            </text:list-item>
          </text:list>
          <text:p text:style-name="P11"><text:span text:style-name="T6"/></text:p>
          <text:p text:style-name="P11"><text:span text:style-name="T4">¿Qué herramientas conviene us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9"><text:span text:style-name="T2">Contexto - ¿Dónde se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2.857cm" svg:height="10.346cm" svg:x="1.27cm" svg:y="3.334cm">
          <text:p text:style-name="P10"><text:span text:style-name="T4">Hay documentos cuando…</text:span></text:p>
          <text:list text:style-name="L2">
            <text:list-item>
              <text:p text:style-name="P11"><text:span text:style-name="T5">Navegamos por internet</text:span></text:p>
            </text:list-item>
            <text:list-item>
              <text:p text:style-name="P11"><text:span text:style-name="T5">Escribimos mails</text:span></text:p>
            </text:list-item>
            <text:list-item>
              <text:p text:style-name="P11"><text:span text:style-name="T5">Armamos informes, trabajos prácticos, etc</text:span></text:p>
            </text:list-item>
            <text:list-item>
              <text:p text:style-name="P11"><text:span text:style-name="T5">Armamos lista de compras, tareas…</text:span></text:p>
            </text:list-item>
          </text:list>
          <text:p text:style-name="P11"><text:span text:style-name="T6"/></text:p>
          <text:p text:style-name="P11"><text:span text:style-name="T4">¿Qué herramientas conviene us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9"><text:span text:style-name="T2">Contexto – Tipos de archivo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857cm" svg:height="10.346cm" svg:x="1.27cm" svg:y="3.334cm">
          <text:p text:style-name="P9"><text:span text:style-name="T4"/></text:p>
          <text:p text:style-name="P9"><text:span text:style-name="T4">Texto plano</text:span></text:p>
          <text:p text:style-name="P9"><text:span text:style-name="T5"/></text:p>
          <text:p text:style-name="P9"><text:span text:style-name="T4">Archivo binario</text:span></text:p>
          <text:p text:style-name="P9"><text:span text:style-name="T4"/></text:p>
          <text:p text:style-name="P9"><text:span text:style-name="T4">Texto enriquecido (de mar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Lenguajes de mar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4">Definen con marcas el estilo y estructura</text:span></text:p>
          <text:p text:style-name="P14"><text:span text:style-name="T5"/></text:p>
          <text:p text:style-name="P14"><text:span text:style-name="T7">= Este es un título =</text:span></text:p>
          <text:p text:style-name="P14"><text:span text:style-name="T7">== Este es un subtítulo ==</text:span></text:p>
          <text:p text:style-name="P14"><text:span text:style-name="T7">Esta es una lista:</text:span></text:p>
          <text:p text:style-name="P14"><text:span text:style-name="T7">* La armo con asteriscos</text:span></text:p>
          <text:p text:style-name="P14"><text:span text:style-name="T7">* Permite sublistas</text:span></text:p>
          <text:p text:style-name="P14"><text:span text:style-name="T7">** Esta es una sublista</text:span></text:p>
          <text:p text:style-name="P14"><text:span text:style-name="T7">También permite '''Resaltar''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2"><text:span text:style-name="T2">Lenguajes de marcas - 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857cm" svg:height="10.346cm" svg:x="1.27cm" svg:y="3.334cm">
          <text:p text:style-name="P2"><text:span text:style-name="T4">Utilizado por los browsers</text:span></text:p>
          <text:p text:style-name="P14"><text:span text:style-name="T5"/></text:p>
          <text:p text:style-name="P14"><text:span text:style-name="T8">&lt;html&gt;</text:span></text:p>
          <text:p text:style-name="P14"><text:span text:style-name="T8"><text:s text:c="2"/></text:span><text:span text:style-name="T8">&lt;cabeza&gt;</text:span></text:p>
          <text:p text:style-name="P14"><text:span text:style-name="T8"><text:s text:c="5"/></text:span><text:span text:style-name="T8">metadatos</text:span></text:p>
          <text:p text:style-name="P14"><text:span text:style-name="T8"><text:s text:c="3"/></text:span><text:span text:style-name="T8">&lt;/cabeza&gt;</text:span></text:p>
          <text:p text:style-name="P14"><text:span text:style-name="T8"><text:s text:c="2"/></text:span><text:span text:style-name="T8">&lt;cuerpo&gt;</text:span></text:p>
          <text:p text:style-name="P14"><text:span text:style-name="T8"><text:s text:c="4"/></text:span><text:span text:style-name="T8">contenido</text:span></text:p>
          <text:p text:style-name="P14"><text:span text:style-name="T8"><text:s text:c="2"/></text:span><text:span text:style-name="T8">&lt;/cuerpo&gt;</text:span></text:p>
          <text:p text:style-name="P14"><text:span text:style-name="T8">&lt;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2"><text:span text:style-name="T2">Mark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2.857cm" svg:height="10.346cm" svg:x="1.27cm" svg:y="3.334cm">
          <text:p text:style-name="P5"><text:span text:style-name="T4">Similar al wiki</text:span></text:p>
          <text:list text:style-name="L2">
            <text:list-item>
              <text:p text:style-name="P6"><text:span text:style-name="T5">Define la jerarquía con el símbolo “#”</text:span></text:p>
            </text:list-item>
            <text:list-item>
              <text:p text:style-name="P6"><text:span text:style-name="T5">*</text:span><text:span text:style-name="T9">cursiva</text:span><text:span text:style-name="T5">* y **</text:span><text:span text:style-name="T10">negrita</text:span><text:span text:style-name="T11">**</text:span></text:p>
            </text:list-item>
            <text:list-item>
              <text:p text:style-name="P6"><text:span text:style-name="T5">[links](www.google.com)</text:span></text:p>
            </text:list-item>
            <text:list-item>
              <text:p text:style-name="P6"><text:span text:style-name="T5">listas</text:span></text:p>
            </text:list-item>
          </text:list>
          <text:p text:style-name="P6"><text:span text:style-name="T6"/></text:p>
          <text:p text:style-name="P6"><text:span text:style-name="T4">Se utiliza en foros y otras páginas de comun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4" draw:text-style-name="P7" draw:layer="layout" svg:width="22.857cm" svg:height="2.379cm" svg:x="1.27cm" svg:y="0.572cm">
          <text:p text:style-name="P2"><text:span text:style-name="T2">Pand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2.857cm" svg:height="10.346cm" svg:x="1.27cm" svg:y="3.334cm">
          <text:p text:style-name="P5"><text:span text:style-name="T12">Convierte documentos entre</text:span></text:p>
          <text:p text:style-name="P5"><text:span text:style-name="T12"><text:s/></text:span><text:span text:style-name="T12">múltiples formatos</text:span></text:p>
          <text:p text:style-name="P5"><text:span text:style-name="T12"/></text:p>
          <text:list text:style-name="L2">
            <text:list-header>
              <text:p text:style-name="P6"><text:span text:style-name="T13">pandoc</text:span><text:span text:style-name="T5"> </text:span><text:span text:style-name="T14">&lt;entrada.ext&gt;</text:span><text:span text:style-name="T5"> -o </text:span><text:span text:style-name="T14">&lt;entrada.ext2&gt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ReStructured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329cm" svg:height="10.346cm" svg:x="1.27cm" svg:y="3.334cm">
          <text:p text:style-name="P2"><text:span text:style-name="T4">Formato similar a markdown, con más especificaciones</text:span></text:p>
          <text:p text:style-name="P2"><text:span text:style-name="T6"/></text:p>
          <text:p text:style-name="P2"><text:span text:style-name="T5">Se usa principalmente con la herramienta sphinx</text:span></text:p>
          <text:p text:style-name="P2"><text:span text:style-name="T5"/></text:p>
          <text:p text:style-name="P2"><text:span text:style-name="T5">Caso de uso: documentación oficial de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2">Lat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list text:style-name="L1">
            <text:list-item>
              <text:p text:style-name="P15"><text:span text:style-name="T5">Lenguaje muy utilizado en la comunidad científica.</text:span></text:p>
            </text:list-item>
            <text:list-item>
              <text:p text:style-name="P15"><text:span text:style-name="T5">Basado fuertemente en comandos</text:span></text:p>
            </text:list-item>
            <text:list-item>
              <text:p text:style-name="P15"><text:span text:style-name="T5">Permite programar macr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2" draw:style-name="gr2" draw:text-style-name="P3" draw:layer="layout" svg:width="22.857cm" svg:height="10.346cm" svg:x="1.27cm" svg:y="3.334cm">
          <text:p text:style-name="P16"><text:span text:style-name="T15"/></text:p>
          <text:p text:style-name="P17"><text:span text:style-name="T16">\</text:span><text:span text:style-name="T17">documentclass</text:span><text:span text:style-name="T16">{article}</text:span></text:p>
          <text:p text:style-name="P17"><text:span text:style-name="T16">\</text:span><text:span text:style-name="T17">title</text:span><text:span text:style-name="T16">{FLISoL Berazategui 2017}</text:span></text:p>
          <text:p text:style-name="P17"><text:span text:style-name="T16">\</text:span><text:span text:style-name="T17">author</text:span><text:span text:style-name="T16">{Matías Lafroce}</text:span></text:p>
          <text:p text:style-name="P17"><text:span text:style-name="T16">\</text:span><text:span text:style-name="T17">date</text:span><text:span text:style-name="T16">{22 de abril del 2017}</text:span></text:p>
          <text:p text:style-name="P17"><text:span text:style-name="T16">\</text:span><text:span text:style-name="T17">begin</text:span><text:span text:style-name="T16">{document}</text:span></text:p>
          <text:p text:style-name="P17"><text:span text:style-name="T16"><text:s text:c="3"/></text:span><text:span text:style-name="T16">\</text:span><text:span text:style-name="T17">maketitle</text:span></text:p>
          <text:p text:style-name="P17"><text:span text:style-name="T16"><text:s text:c="3"/></text:span><text:span text:style-name="T16">Hola FLISoL</text:span></text:p>
          <text:p text:style-name="P17"><text:span text:style-name="T16">\</text:span><text:span text:style-name="T17">end</text:span><text:span text:style-name="T16">{document}</text:span></text:p>
          <text:p text:style-name="P17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" draw:text-style-name="P3" draw:layer="layout" svg:width="22.857cm" svg:height="2.379cm" svg:x="1.27cm" svg:y="0.572cm">
          <text:p text:style-name="P2"><text:span text:style-name="T2">Latex – Hola mu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2" draw:style-name="gr6" draw:text-style-name="P20" draw:layer="layout" svg:width="22.857cm" svg:height="10.346cm" svg:x="1.27cm" svg:y="3.334cm">
          <text:list text:style-name="L3">
            <text:list-header>
              <text:p text:style-name="P18"><text:span text:style-name="T19"/></text:p>
            </text:list-header>
            <text:list-item>
              <text:p text:style-name="P18"><text:span text:style-name="T19">Permiten ampliar las funciones</text:span></text:p>
            </text:list-item>
            <text:list-item>
              <text:p text:style-name="P18"><text:span text:style-name="T19">Agregan macros nuevos</text:span></text:p>
            </text:list-item>
            <text:list-item>
              <text:p text:style-name="P18"><text:span text:style-name="T19">Algunos populares son </text:span><text:span text:style-name="T20">amsmath</text:span><text:span text:style-name="T19">, </text:span><text:span text:style-name="T20">graphicx</text:span></text:p>
            </text:list-item>
          </text:list>
          <text:p text:style-name="P1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7" draw:layer="layout" svg:width="22.857cm" svg:height="2.379cm" svg:x="1.27cm" svg:y="0.572cm">
          <text:p text:style-name="P2"><text:span text:style-name="T2">Latex – Paqu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2" draw:text-style-name="P3" draw:layer="layout" svg:width="22.857cm" svg:height="10.346cm" svg:x="1.27cm" svg:y="3.334cm">
          <text:p text:style-name="P21"><text:span text:style-name="T6"/></text:p>
          <text:p text:style-name="P21"><text:span text:style-name="T21">Pregunt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343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434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9.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9.71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7" draw:layer="backgroundobjects" svg:width="22.857cm" svg:height="2.379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7cm" svg:height="10.346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3.19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3.13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4-22T16:45:54.300884809</dc:date>
    <meta:editing-cycles>9</meta:editing-cycles>
    <meta:editing-duration>PT35M3S</meta:editing-duration>
    <meta:generator>LibreOffice/5.1.6.2$Linux_x86 LibreOffice_project/10m0$Build-2</meta:generator>
    <dc:creator>Matias </dc:creator>
    <meta:document-statistic meta:object-count="97"/>
  </office:meta>
</office:document-meta>
</file>